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bb9" officeooo:paragraph-rsid="00046bb9"/>
    </style:style>
    <style:style style:name="P2" style:family="paragraph" style:parent-style-name="Standard">
      <style:text-properties officeooo:paragraph-rsid="00046bb9"/>
    </style:style>
    <style:style style:name="P3" style:family="paragraph" style:parent-style-name="Standard">
      <style:text-properties officeooo:rsid="00053ef3" officeooo:paragraph-rsid="00053ef3"/>
    </style:style>
    <style:style style:name="P4" style:family="paragraph" style:parent-style-name="Standard">
      <style:text-properties officeooo:paragraph-rsid="00053ef3"/>
    </style:style>
    <style:style style:name="P5" style:family="paragraph" style:parent-style-name="Standard">
      <style:text-properties officeooo:rsid="00061f8a" officeooo:paragraph-rsid="00061f8a"/>
    </style:style>
    <style:style style:name="P6" style:family="paragraph" style:parent-style-name="Standard">
      <style:paragraph-properties fo:line-height="100%"/>
      <style:text-properties officeooo:paragraph-rsid="00053ef3"/>
    </style:style>
    <style:style style:name="P7" style:family="paragraph" style:parent-style-name="Standard">
      <style:paragraph-properties fo:line-height="100%"/>
      <style:text-properties officeooo:paragraph-rsid="00061f8a"/>
    </style:style>
    <style:style style:name="P8" style:family="paragraph" style:parent-style-name="Preformatted_20_Text">
      <style:paragraph-properties fo:line-height="100%"/>
      <style:text-properties officeooo:rsid="00061f8a" officeooo:paragraph-rsid="00061f8a"/>
    </style:style>
    <style:style style:name="P9" style:family="paragraph" style:parent-style-name="Text_20_body">
      <style:paragraph-properties fo:line-height="100%"/>
      <style:text-properties officeooo:rsid="00061f8a" officeooo:paragraph-rsid="00061f8a"/>
    </style:style>
    <style:style style:name="P10" style:family="paragraph" style:parent-style-name="Text_20_body">
      <style:text-properties officeooo:paragraph-rsid="00061f8a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/>
      <style:text-properties officeooo:paragraph-rsid="00061f8a"/>
    </style:style>
    <style:style style:name="P13" style:family="paragraph" style:parent-style-name="Text_20_body">
      <style:paragraph-properties fo:line-height="100%"/>
      <style:text-properties style:font-name="Liberation Sans" officeooo:rsid="00061f8a" officeooo:paragraph-rsid="00061f8a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Arial" fo:font-size="11pt" fo:background-color="transparent"/>
    </style:style>
    <style:style style:name="T1" style:family="text">
      <style:text-properties officeooo:rsid="00046bb9"/>
    </style:style>
    <style:style style:name="T2" style:family="text">
      <style:text-properties officeooo:rsid="00053ef3"/>
    </style:style>
    <style:style style:name="T3" style:family="text">
      <style:text-properties officeooo:rsid="00061f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m_8563357279372323635gmail-docs-internal-guid-5fce4039-7fff-96b1-1b7d-763260d9870d"/>Automate the process of setting up passwordless SSH between two AWS EC2 instances.</text:p>
      <text:p text:style-name="P14">Deliverable :- Steps for setting up passwordless SSH</text:p>
      <text:p text:style-name="Standard"/>
      <text:p text:style-name="P1">STEPS :</text:p>
      <text:p text:style-name="P1"/>
      <text:p text:style-name="P1">First consider two instances A and B between which we want to create a passwordless SSH</text:p>
      <text:p text:style-name="P1"/>
      <text:p text:style-name="P1">AT instance A:</text:p>
      <text:p text:style-name="P1"/>
      <text:p text:style-name="P2"><text:span text:style-name="T1">1. </text:span>Generate a public/private keypair</text:p>
      <text:p text:style-name="P2"><text:tab/><text:bookmark text:name="4a67"/>$ ssh-keygen -t rsa</text:p>
      <text:p text:style-name="P2"/>
      <text:p text:style-name="P1">2. Do not enter a name, keep ot default, the keypair file is generated in</text:p>
      <text:p text:style-name="P2"><text:span text:style-name="T1"><text:tab/></text:span>/home/ubuntu/.ssh/id_rsa</text:p>
      <text:p text:style-name="P2"/>
      <text:p text:style-name="P1">3. Browse the directory containing public key</text:p>
      <text:p text:style-name="P2"><text:span text:style-name="T1"><text:tab/></text:span><text:bookmark text:name="3e58"/>$ cd /home/ubuntu/.ssh/</text:p>
      <text:p text:style-name="P1"/>
      <text:p text:style-name="P2"><text:span text:style-name="T1">4. Use cat to read the contents of i</text:span>d_rsa.pub <text:span text:style-name="T2">and copy it</text:span></text:p>
      <text:p text:style-name="P2"><text:tab/><text:bookmark text:name="466f"/><text:span text:style-name="T1">$ </text:span>cat id_rsa.pub</text:p>
      <text:p text:style-name="P2"/>
      <text:p text:style-name="P3">At instance B</text:p>
      <text:p text:style-name="P3"/>
      <text:p text:style-name="P3">1. Edit the sshd_config</text:p>
      <text:p text:style-name="P4"><text:span text:style-name="T2"><text:tab/></text:span><text:bookmark text:name="5e89"/>$ cd /etc/ssh</text:p>
      <text:p text:style-name="P4"><text:span text:style-name="T2"><text:tab/></text:span><text:bookmark text:name="5e891"/><text:span text:style-name="T2">$ </text:span>sudo <text:span text:style-name="T2">nano</text:span> sshd_config</text:p>
      <text:p text:style-name="P6"/>
      <text:p text:style-name="P7"><text:span text:style-name="T3">2. </text:span><text:bookmark text:name="6c62"/>Uncomment the following two lines:</text:p>
      <text:p text:style-name="P11"><text:bookmark text:name="d691"/>RSAAuthentcation yes</text:p>
      <text:p text:style-name="P11"><text:bookmark text:name="b99e"/>PubkeyAuthentication yes</text:p>
      <text:p text:style-name="P12"><text:span text:style-name="T3">3. </text:span>Browse to the authorized_keys file</text:p>
      <text:p text:style-name="P12"><text:tab/><text:bookmark text:name="2af2"/><text:span text:style-name="T3">$ </text:span>cd /ubuntu/.ssh</text:p>
      <text:p text:style-name="P12"><text:tab/><text:bookmark text:name="2af21"/>$ sudo <text:span text:style-name="T3">nano</text:span> authorized_keys</text:p>
      <text:p text:style-name="P12">Now, append the copied content from id_rsa.pub file of instance A to the authorized_keys file of instnace B.</text:p>
      <text:p text:style-name="P12"><text:span text:style-name="T3">4. </text:span>Provide permission to the authorized_keys file</text:p>
      <text:p text:style-name="P12"><text:tab/><text:span text:style-name="T3">$ chmod 755 authorized_keys</text:span></text:p>
      <text:p text:style-name="P12"/>
      <text:p text:style-name="P9">After configuring both instances, go to instance A and enter</text:p>
      <text:p text:style-name="P9"><text:tab/>$ ssh &lt;ip_addr_B&gt;</text:p>
      <text:p text:style-name="P9"/>
      <text:p text:style-name="P9">Also you can test this using </text:p>
      <text:p text:style-name="P8"><text:bookmark text:name="24e0"/>$ scp test.html <text:a xlink:type="simple" xlink:href="mailto:ubuntu@ip-172.87.23.43" text:style-name="Internet_20_link" text:visited-style-name="Visited_20_Internet_20_Link">ubuntu@ip-172.87.23.43</text:a>:/var/www/html</text:p>
      <text:p text:style-name="P8"/>
      <text:p text:style-name="P8"/>
      <text:p text:style-name="P8"/>
      <text:p text:style-name="P13">This way, we can copy the file from one instance to another</text:p>
      <text:p text:style-name="P9"/>
      <text:p text:style-name="P10"/>
      <text:p text:style-name="P10"><text:soft-page-break/><text:tab/></text:p>
      <text:p text:style-name="P10"/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0:00:10.151690764</meta:creation-date>
    <dc:date>2019-07-16T20:16:48.246440553</dc:date>
    <meta:editing-duration>PT16M3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32" meta:word-count="193" meta:character-count="1181" meta:non-whitespace-character-count="1007"/>
  </office:meta>
</office:document-meta>
</file>